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XlsxView.AbstractXlsx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lsxView.createWorkbook( Map &lt; String , Object &gt; model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